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eite Ein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zwe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drei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fün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sech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siebe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seite ach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Luxi Sans" svg:font-family="'Luxi San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Luxi Sans1" style:font-size-asian="12pt" style:language-asian="none" style:country-asian="none" style:font-name-complex="Luxi Sans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creation-date>2008-05-30T15:26:17</meta:creation-date>
    <dc:date>2008-05-30T15:27:32</dc:date>
    <dc:language>de-DE</dc:language>
    <meta:editing-cycles>2</meta:editing-cycles>
    <meta:editing-duration>PT1M1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8" meta:word-count="16" meta:character-count="80"/>
  </office:meta>
</office:document-meta>
</file>